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0b75" officeooo:paragraph-rsid="00210b75"/>
    </style:style>
    <style:style style:name="P2" style:family="paragraph" style:parent-style-name="Standard">
      <style:text-properties officeooo:rsid="001e35f2" officeooo:paragraph-rsid="001e35f2"/>
    </style:style>
    <style:style style:name="P3" style:family="paragraph" style:parent-style-name="Standard">
      <style:text-properties officeooo:rsid="001f16f5" officeooo:paragraph-rsid="001f16f5"/>
    </style:style>
    <style:style style:name="P4" style:family="paragraph" style:parent-style-name="Standard">
      <style:text-properties officeooo:rsid="001f1ae7" officeooo:paragraph-rsid="001f1ae7"/>
    </style:style>
    <style:style style:name="P5" style:family="paragraph" style:parent-style-name="Standard">
      <style:text-properties officeooo:rsid="001f16f5" officeooo:paragraph-rsid="001f1ae7"/>
    </style:style>
    <style:style style:name="P6" style:family="paragraph" style:parent-style-name="Standard">
      <style:text-properties fo:color="#ff0000" loext:opacity="100%" fo:font-weight="bold" officeooo:rsid="00226972" officeooo:paragraph-rsid="00226972" style:font-weight-asian="bold" style:font-weight-complex="bold"/>
    </style:style>
    <style:style style:name="T1" style:family="text">
      <style:text-properties officeooo:rsid="001e35f2"/>
    </style:style>
    <style:style style:name="T2" style:family="text">
      <style:text-properties officeooo:rsid="001f16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1ae7" style:font-weight-asian="bold" style:font-weight-complex="bold"/>
    </style:style>
    <style:style style:name="T5" style:family="text">
      <style:text-properties officeooo:rsid="001f1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er naming convention</text:h>
      <text:p text:style-name="P1">Convention is not strict, there are many exceptions.</text:p>
      <text:p text:style-name="Standard"/>
      <text:p text:style-name="Standard">arch-vendor-[os-<text:span text:style-name="T1">]</text:span>abi</text:p>
      <text:p text:style-name="P2">arch – architecture: arm, x86_64, aarch64, etc.</text:p>
      <text:p text:style-name="P2">vendor – <text:span text:style-name="T2">none, unknown, pc(something generic), w64(MinGW64)</text:span></text:p>
      <text:p text:style-name="P3">os – linux</text:p>
      <text:p text:style-name="P3"/>
      <text:p text:style-name="P4"><text:span text:style-name="T3">Meaning on name parts</text:span>:</text:p>
      <text:p text:style-name="P3">win32 - it's for Windows, <text:span text:style-name="T4">i</text:span><text:span text:style-name="T3">ncluding 64-bit Windows</text:span>.</text:p>
      <text:p text:style-name="P3">seh - uses Windows' Structured Exception Handling to implement C++ try-throw-catch</text:p>
      <text:p text:style-name="P5">msvcrt - the runtime library, here Microsoft's msvcrt.dll</text:p>
      <text:p text:style-name="P5"><text:span text:style-name="T5">ucrt - </text:span>the runtime library, here ucrt.dll</text:p>
      <text:p text:style-name="P5"/>
      <text:p text:style-name="P5"/>
      <text:p text:style-name="P6">About dynamic/static libraries.</text:p>
      <text:p text:style-name="P5">https://docs.redhat.com/en/documentation/red_hat_enterprise_linux/7/html/developer_guide/gcc-using-libraries#gcc-using-libraries_using-static-library-gc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1T14:59:19.660000000</meta:creation-date>
    <dc:date>2024-12-31T15:16:13.752000000</dc:date>
    <meta:editing-duration>PT14M51S</meta:editing-duration>
    <meta:editing-cycles>6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3" meta:word-count="68" meta:character-count="651" meta:non-whitespace-character-count="593"/>
  </office:meta>
</office:document-meta>
</file>